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earest Neighbours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st-0.ts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itial Cost</text:p>
          </table:table-cell>
          <table:table-cell office:value-type="string" calcext:value-type="string">
            <text:p>Final Cost</text:p>
          </table:table-cell>
          <table:table-cell office:value-type="string" calcext:value-type="string">
            <text:p>Improvement</text:p>
          </table:table-cell>
          <table:table-cell/>
          <table:table-cell table:style-name="ce2" office:value-type="string" calcext:value-type="string">
            <text:p>Avg Initial Cost</text:p>
          </table:table-cell>
          <table:table-cell table:style-name="ce2" office:value-type="string" calcext:value-type="string">
            <text:p>Avg Final Cost</text:p>
          </table:table-cell>
          <table:table-cell table:style-name="ce2" office:value-type="string" calcext:value-type="string">
            <text:p>Avg Improvement</text:p>
          </table:table-cell>
        </table:table-row>
        <table:table-row table:style-name="ro1">
          <table:table-cell office:value-type="float" office:value="18136594.0533079" calcext:value-type="float">
            <text:p>18136594.0533079</text:p>
          </table:table-cell>
          <table:table-cell office:value-type="float" office:value="17863542.8075668" calcext:value-type="float">
            <text:p>17863542.8075668</text:p>
          </table:table-cell>
          <table:table-cell office:value-type="float" office:value="273051.245741073" calcext:value-type="float">
            <text:p>273051.245741073</text:p>
          </table:table-cell>
          <table:table-cell/>
          <table:table-cell table:formula="of:=AVERAGE([.A4:.A8])" office:value-type="float" office:value="17326952.4236728" calcext:value-type="float">
            <text:p>17326952.4236728</text:p>
          </table:table-cell>
          <table:table-cell table:formula="of:=AVERAGE([.B4:.B8])" office:value-type="float" office:value="16974315.5799807" calcext:value-type="float">
            <text:p>16974315.5799807</text:p>
          </table:table-cell>
          <table:table-cell table:formula="of:=AVERAGE([.C4:.C8])" office:value-type="float" office:value="352636.8436921" calcext:value-type="float">
            <text:p>352636.8436921</text:p>
          </table:table-cell>
        </table:table-row>
        <table:table-row table:style-name="ro1">
          <table:table-cell office:value-type="float" office:value="16948341.0102145" calcext:value-type="float">
            <text:p>16948341.0102145</text:p>
          </table:table-cell>
          <table:table-cell office:value-type="float" office:value="16331125.3255358" calcext:value-type="float">
            <text:p>16331125.3255358</text:p>
          </table:table-cell>
          <table:table-cell office:value-type="float" office:value="617215.684678668" calcext:value-type="float">
            <text:p>617215.684678668</text:p>
          </table:table-cell>
          <table:table-cell table:number-columns-repeated="4"/>
        </table:table-row>
        <table:table-row table:style-name="ro1">
          <table:table-cell office:value-type="float" office:value="16513658.2441871" calcext:value-type="float">
            <text:p>16513658.2441871</text:p>
          </table:table-cell>
          <table:table-cell office:value-type="float" office:value="16215321.6674935" calcext:value-type="float">
            <text:p>16215321.6674935</text:p>
          </table:table-cell>
          <table:table-cell office:value-type="float" office:value="298336.576693626" calcext:value-type="float">
            <text:p>298336.576693626</text:p>
          </table:table-cell>
          <table:table-cell table:number-columns-repeated="4"/>
        </table:table-row>
        <table:table-row table:style-name="ro1">
          <table:table-cell office:value-type="float" office:value="16461635.5312994" calcext:value-type="float">
            <text:p>16461635.5312994</text:p>
          </table:table-cell>
          <table:table-cell office:value-type="float" office:value="16222686.0886551" calcext:value-type="float">
            <text:p>16222686.0886551</text:p>
          </table:table-cell>
          <table:table-cell office:value-type="float" office:value="238949.442644253" calcext:value-type="float">
            <text:p>238949.442644253</text:p>
          </table:table-cell>
          <table:table-cell table:number-columns-repeated="4"/>
        </table:table-row>
        <table:table-row table:style-name="ro1">
          <table:table-cell office:value-type="float" office:value="18574533.2793551" calcext:value-type="float">
            <text:p>18574533.2793551</text:p>
          </table:table-cell>
          <table:table-cell office:value-type="float" office:value="18238902.0106522" calcext:value-type="float">
            <text:p>18238902.0106522</text:p>
          </table:table-cell>
          <table:table-cell office:value-type="float" office:value="335631.26870288" calcext:value-type="float">
            <text:p>335631.2687028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nst-13.ts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itial Cost</text:p>
          </table:table-cell>
          <table:table-cell office:value-type="string" calcext:value-type="string">
            <text:p>Final Cost</text:p>
          </table:table-cell>
          <table:table-cell office:value-type="string" calcext:value-type="string">
            <text:p>Improvement</text:p>
          </table:table-cell>
          <table:table-cell/>
          <table:table-cell table:style-name="ce2" office:value-type="string" calcext:value-type="string">
            <text:p>Avg Initial Cost</text:p>
          </table:table-cell>
          <table:table-cell table:style-name="ce2" office:value-type="string" calcext:value-type="string">
            <text:p>Avg Final Cost</text:p>
          </table:table-cell>
          <table:table-cell table:style-name="ce2" office:value-type="string" calcext:value-type="string">
            <text:p>Avg Improvement</text:p>
          </table:table-cell>
        </table:table-row>
        <table:table-row table:style-name="ro1">
          <table:table-cell office:value-type="float" office:value="31072561.8610974" calcext:value-type="float">
            <text:p>31072561.8610974</text:p>
          </table:table-cell>
          <table:table-cell office:value-type="float" office:value="31062310.2443217" calcext:value-type="float">
            <text:p>31062310.2443217</text:p>
          </table:table-cell>
          <table:table-cell office:value-type="float" office:value="10251.6167756505" calcext:value-type="float">
            <text:p>10251.6167756505</text:p>
          </table:table-cell>
          <table:table-cell/>
          <table:table-cell table:formula="of:=AVERAGE([.A12:.A16])" office:value-type="float" office:value="25664287.0347778" calcext:value-type="float">
            <text:p>25664287.0347778</text:p>
          </table:table-cell>
          <table:table-cell table:formula="of:=AVERAGE([.B12:.B16])" office:value-type="float" office:value="25530300.3881981" calcext:value-type="float">
            <text:p>25530300.3881981</text:p>
          </table:table-cell>
          <table:table-cell table:formula="of:=AVERAGE([.C12:.C16])" office:value-type="float" office:value="133986.646579669" calcext:value-type="float">
            <text:p>133986.646579669</text:p>
          </table:table-cell>
        </table:table-row>
        <table:table-row table:style-name="ro1">
          <table:table-cell office:value-type="float" office:value="21169804.355397" calcext:value-type="float">
            <text:p>21169804.355397</text:p>
          </table:table-cell>
          <table:table-cell office:value-type="float" office:value="21073807.9352325" calcext:value-type="float">
            <text:p>21073807.9352325</text:p>
          </table:table-cell>
          <table:table-cell office:value-type="float" office:value="95996.4201645479" calcext:value-type="float">
            <text:p>95996.4201645479</text:p>
          </table:table-cell>
          <table:table-cell table:number-columns-repeated="4"/>
        </table:table-row>
        <table:table-row table:style-name="ro1">
          <table:table-cell office:value-type="float" office:value="23529552.0979851" calcext:value-type="float">
            <text:p>23529552.0979851</text:p>
          </table:table-cell>
          <table:table-cell office:value-type="float" office:value="23521441.234989" calcext:value-type="float">
            <text:p>23521441.234989</text:p>
          </table:table-cell>
          <table:table-cell office:value-type="float" office:value="8110.8629960604" calcext:value-type="float">
            <text:p>8110.8629960604</text:p>
          </table:table-cell>
          <table:table-cell table:number-columns-repeated="4"/>
        </table:table-row>
        <table:table-row table:style-name="ro1">
          <table:table-cell office:value-type="float" office:value="26571078.886075" calcext:value-type="float">
            <text:p>26571078.886075</text:p>
          </table:table-cell>
          <table:table-cell office:value-type="float" office:value="26167319.6813496" calcext:value-type="float">
            <text:p>26167319.6813496</text:p>
          </table:table-cell>
          <table:table-cell office:value-type="float" office:value="403759.204725403" calcext:value-type="float">
            <text:p>403759.204725403</text:p>
          </table:table-cell>
          <table:table-cell table:number-columns-repeated="4"/>
        </table:table-row>
        <table:table-row table:style-name="ro1">
          <table:table-cell office:value-type="float" office:value="25978437.9733344" calcext:value-type="float">
            <text:p>25978437.9733344</text:p>
          </table:table-cell>
          <table:table-cell office:value-type="float" office:value="25826622.8450977" calcext:value-type="float">
            <text:p>25826622.8450977</text:p>
          </table:table-cell>
          <table:table-cell office:value-type="float" office:value="151815.128236685" calcext:value-type="float">
            <text:p>151815.1282366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andom Tours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st-0.ts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itial Cost</text:p>
          </table:table-cell>
          <table:table-cell office:value-type="string" calcext:value-type="string">
            <text:p>Final Cost</text:p>
          </table:table-cell>
          <table:table-cell office:value-type="string" calcext:value-type="string">
            <text:p>Improvement</text:p>
          </table:table-cell>
          <table:table-cell/>
          <table:table-cell table:style-name="ce2" office:value-type="string" calcext:value-type="string">
            <text:p>Avg Initial Cost</text:p>
          </table:table-cell>
          <table:table-cell table:style-name="ce2" office:value-type="string" calcext:value-type="string">
            <text:p>Avg Final Cost</text:p>
          </table:table-cell>
          <table:table-cell table:style-name="ce2" office:value-type="string" calcext:value-type="string">
            <text:p>Avg Improvement</text:p>
          </table:table-cell>
        </table:table-row>
        <table:table-row table:style-name="ro1">
          <table:table-cell office:value-type="float" office:value="24735561.0317267" calcext:value-type="float">
            <text:p>24735561.0317267</text:p>
          </table:table-cell>
          <table:table-cell office:value-type="float" office:value="23306061.455557" calcext:value-type="float">
            <text:p>23306061.455557</text:p>
          </table:table-cell>
          <table:table-cell office:value-type="float" office:value="1429499.57616972" calcext:value-type="float">
            <text:p>1429499.57616972</text:p>
          </table:table-cell>
          <table:table-cell/>
          <table:table-cell table:formula="of:=AVERAGE([.A21:.A25])" office:value-type="float" office:value="24179225.0342519" calcext:value-type="float">
            <text:p>24179225.0342519</text:p>
          </table:table-cell>
          <table:table-cell table:formula="of:=AVERAGE([.B21:.B25])" office:value-type="float" office:value="23523910.1796314" calcext:value-type="float">
            <text:p>23523910.1796314</text:p>
          </table:table-cell>
          <table:table-cell table:formula="of:=AVERAGE([.C21:.C25])" office:value-type="float" office:value="655314.854620498" calcext:value-type="float">
            <text:p>655314.854620498</text:p>
          </table:table-cell>
        </table:table-row>
        <table:table-row table:style-name="ro1">
          <table:table-cell office:value-type="float" office:value="23378949.1795836" calcext:value-type="float">
            <text:p>23378949.1795836</text:p>
          </table:table-cell>
          <table:table-cell office:value-type="float" office:value="23078402.3625042" calcext:value-type="float">
            <text:p>23078402.3625042</text:p>
          </table:table-cell>
          <table:table-cell office:value-type="float" office:value="300546.81707935" calcext:value-type="float">
            <text:p>300546.81707935</text:p>
          </table:table-cell>
          <table:table-cell table:number-columns-repeated="4"/>
        </table:table-row>
        <table:table-row table:style-name="ro1">
          <table:table-cell office:value-type="float" office:value="24867417.9978465" calcext:value-type="float">
            <text:p>24867417.9978465</text:p>
          </table:table-cell>
          <table:table-cell office:value-type="float" office:value="24400902.7136711" calcext:value-type="float">
            <text:p>24400902.7136711</text:p>
          </table:table-cell>
          <table:table-cell office:value-type="float" office:value="466515.284175392" calcext:value-type="float">
            <text:p>466515.284175392</text:p>
          </table:table-cell>
          <table:table-cell table:number-columns-repeated="4"/>
        </table:table-row>
        <table:table-row table:style-name="ro1">
          <table:table-cell office:value-type="float" office:value="24170780.4999632" calcext:value-type="float">
            <text:p>24170780.4999632</text:p>
          </table:table-cell>
          <table:table-cell office:value-type="float" office:value="23605443.9901207" calcext:value-type="float">
            <text:p>23605443.9901207</text:p>
          </table:table-cell>
          <table:table-cell office:value-type="float" office:value="565336.50984247" calcext:value-type="float">
            <text:p>565336.50984247</text:p>
          </table:table-cell>
          <table:table-cell table:number-columns-repeated="4"/>
        </table:table-row>
        <table:table-row table:style-name="ro1">
          <table:table-cell office:value-type="float" office:value="23743416.4621393" calcext:value-type="float">
            <text:p>23743416.4621393</text:p>
          </table:table-cell>
          <table:table-cell office:value-type="float" office:value="23228740.3763038" calcext:value-type="float">
            <text:p>23228740.3763038</text:p>
          </table:table-cell>
          <table:table-cell office:value-type="float" office:value="514676.085835557" calcext:value-type="float">
            <text:p>514676.08583555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nst-13.ts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itial Cost</text:p>
          </table:table-cell>
          <table:table-cell office:value-type="string" calcext:value-type="string">
            <text:p>Final Cost</text:p>
          </table:table-cell>
          <table:table-cell office:value-type="string" calcext:value-type="string">
            <text:p>Improvement</text:p>
          </table:table-cell>
          <table:table-cell/>
          <table:table-cell table:style-name="ce2" office:value-type="string" calcext:value-type="string">
            <text:p>Avg Initial Cost</text:p>
          </table:table-cell>
          <table:table-cell table:style-name="ce2" office:value-type="string" calcext:value-type="string">
            <text:p>Avg Final Cost</text:p>
          </table:table-cell>
          <table:table-cell table:style-name="ce2" office:value-type="string" calcext:value-type="string">
            <text:p>Avg Improvement</text:p>
          </table:table-cell>
        </table:table-row>
        <table:table-row table:style-name="ro1">
          <table:table-cell office:value-type="float" office:value="125348764.957291" calcext:value-type="float">
            <text:p>125348764.957291</text:p>
          </table:table-cell>
          <table:table-cell office:value-type="float" office:value="120386849.647095" calcext:value-type="float">
            <text:p>120386849.647095</text:p>
          </table:table-cell>
          <table:table-cell office:value-type="float" office:value="4961915.31019661" calcext:value-type="float">
            <text:p>4961915.31019661</text:p>
          </table:table-cell>
          <table:table-cell/>
          <table:table-cell table:formula="of:=AVERAGE([.A29:.A33])" office:value-type="float" office:value="122818211.225444" calcext:value-type="float">
            <text:p>122818211.225444</text:p>
          </table:table-cell>
          <table:table-cell table:formula="of:=AVERAGE([.B29:.B33])" office:value-type="float" office:value="115263272.761354" calcext:value-type="float">
            <text:p>115263272.761354</text:p>
          </table:table-cell>
          <table:table-cell table:formula="of:=AVERAGE([.C29:.C33])" office:value-type="float" office:value="7554938.46408937" calcext:value-type="float">
            <text:p>7554938.46408937</text:p>
          </table:table-cell>
        </table:table-row>
        <table:table-row table:style-name="ro1">
          <table:table-cell office:value-type="float" office:value="118723399.404659" calcext:value-type="float">
            <text:p>118723399.404659</text:p>
          </table:table-cell>
          <table:table-cell office:value-type="float" office:value="109051139.925625" calcext:value-type="float">
            <text:p>109051139.925625</text:p>
          </table:table-cell>
          <table:table-cell office:value-type="float" office:value="9672259.47903374" calcext:value-type="float">
            <text:p>9672259.47903374</text:p>
          </table:table-cell>
          <table:table-cell table:number-columns-repeated="4"/>
        </table:table-row>
        <table:table-row table:style-name="ro1">
          <table:table-cell office:value-type="float" office:value="125158145.703163" calcext:value-type="float">
            <text:p>125158145.703163</text:p>
          </table:table-cell>
          <table:table-cell office:value-type="float" office:value="118730661.374305" calcext:value-type="float">
            <text:p>118730661.374305</text:p>
          </table:table-cell>
          <table:table-cell office:value-type="float" office:value="6427484.32885797" calcext:value-type="float">
            <text:p>6427484.32885797</text:p>
          </table:table-cell>
          <table:table-cell table:number-columns-repeated="4"/>
        </table:table-row>
        <table:table-row table:style-name="ro1">
          <table:table-cell office:value-type="float" office:value="122812651.194604" calcext:value-type="float">
            <text:p>122812651.194604</text:p>
          </table:table-cell>
          <table:table-cell office:value-type="float" office:value="108667505.301562" calcext:value-type="float">
            <text:p>108667505.301562</text:p>
          </table:table-cell>
          <table:table-cell office:value-type="float" office:value="14145145.8930418" calcext:value-type="float">
            <text:p>14145145.8930418</text:p>
          </table:table-cell>
          <table:table-cell table:number-columns-repeated="4"/>
        </table:table-row>
        <table:table-row table:style-name="ro1">
          <table:table-cell office:value-type="float" office:value="122048094.867502" calcext:value-type="float">
            <text:p>122048094.867502</text:p>
          </table:table-cell>
          <table:table-cell office:value-type="float" office:value="119480207.558185" calcext:value-type="float">
            <text:p>119480207.558185</text:p>
          </table:table-cell>
          <table:table-cell office:value-type="float" office:value="2567887.30931674" calcext:value-type="float">
            <text:p>2567887.3093167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3T17:33:45.782027575</dc:date>
    <meta:editing-duration>PT4M44S</meta:editing-duration>
    <meta:editing-cycles>4</meta:editing-cycles>
    <meta:generator>LibreOffice/6.0.7.3$Linux_X86_64 LibreOffice_project/00m0$Build-3</meta:generator>
    <meta:document-statistic meta:table-count="1" meta:cell-count="102" meta:object-count="0"/>
  </office:meta>
</office:document-meta>
</file>